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d1c24"/>
      <style:text-properties fo:color="#000000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6" style:family="text">
      <style:text-properties style:text-outline="false" fo:font-style="normal" style:text-line-through-type="none" style:text-emphasize="none" style:font-name-asian="Noto Sans CJK SC" style:text-underline-style="none" style:text-underline-color="font-color" style:font-size-complex="10pt" style:font-weight-asian="normal" style:language-asian="zh" style:country-asian="CN" fo:text-shadow="none" style:language-complex="hi" style:country-complex="IN" style:font-style-asian="normal" fo:font-weight="normal" style:font-style-complex="normal" fo:font-size="10pt" style:font-name-complex="Lohit Devanagari" style:text-line-through-mode="continuous" style:font-relief="none" style:font-name="Liberation Sans" style:font-weight-complex="normal" style:font-size-asian="10pt" style:text-overline-style="none" style:text-overline-color="font-color" fo:language="en" fo:country="US"/>
    </style:style>
    <style:style style:name="T7" style:family="text">
      <style:text-properties style:text-outline="false" fo:font-style="normal" style:text-line-through-type="none" style:text-emphasize="none" style:font-name-asian="Noto Sans CJK SC" style:text-underline-style="none" style:text-underline-color="font-color" style:font-size-complex="10pt" fo:text-shadow="none" style:font-style-asian="normal" fo:font-weight="normal" style:font-style-complex="normal" fo:font-size="10pt" style:font-name-complex="Lohit Devanagari" style:text-line-through-mode="continuous" style:font-relief="none" style:font-size-asian="10pt" style:text-overline-style="none" style:text-overline-color="font-color" style:font-weight-complex="bold" fo:language="none" fo:country="none" style:font-weight-asian="bold" style:language-asian="none" style:country-asian="none" style:font-name="Monospace" style:language-complex="none" style:country-complex="none"/>
    </style:style>
    <style:style style:name="T8" style:family="text">
      <style:text-properties style:text-outline="false" fo:font-style="normal" style:text-line-through-type="none" style:text-emphasize="none" style:font-name-asian="Noto Sans CJK SC" style:text-underline-style="none" style:text-underline-color="font-color" style:font-size-complex="10pt" fo:text-shadow="none" style:font-style-asian="normal" fo:font-weight="normal" style:font-style-complex="normal" fo:font-size="10pt" style:font-name-complex="Lohit Devanagari" style:text-line-through-mode="continuous" style:font-relief="none" style:font-size-asian="10pt" style:text-overline-style="none" style:text-overline-color="font-color" style:font-name="Liberation Sans" fo:language="en" fo:country="US" style:language-asian="zh" style:country-asian="CN" style:language-complex="hi" style:country-complex="IN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<text:span text:style-name="T6">Read and save data from </text:span><text:span text:style-name="T7">apds9960</text:span><text:span text:style-name="T8"> in main data structure  (gesture)</text:span>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ad T and H from AM2302 sensor</text:p>
          </table:table-cell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2:39:39.05482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04T18:50:23.112751917</dc:date>
    <meta:editing-duration>P22DT7H15M6S</meta:editing-duration>
    <meta:editing-cycles>88</meta:editing-cycles>
    <meta:document-statistic meta:table-count="1" meta:cell-count="143" meta:object-count="0"/>
  </office:meta>
</office:document-meta>
</file>